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1516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846in"/>
    </style:style>
    <style:style style:name="co25" style:family="table-column">
      <style:table-column-properties fo:break-before="auto" style:column-width="0.8307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2.3929in"/>
    </style:style>
    <style:style style:name="co29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0528in"/>
    </style:style>
    <style:style style:name="co32" style:family="table-column">
      <style:table-column-properties fo:break-before="auto" style:column-width="1.2839in"/>
    </style:style>
    <style:style style:name="co33" style:family="table-column">
      <style:table-column-properties fo:break-before="auto" style:column-width="1.17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style:text-position="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  <style:text-properties style:text-position="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text-position="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  <style:text-properties style:text-position=""/>
    </style:style>
    <style:style style:name="ce24" style:family="table-cell" style:parent-style-name="Pivot_20_Table_20_Value" style:data-style-name="N0">
      <style:text-properties style:text-position="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  <style:text-properties style:text-position="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  <style:text-properties style:text-position="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style:text-position="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  <style:text-properties style:text-position="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84">
      <style:text-properties style:text-position="" style:font-name="Arial" fo:font-weight="normal" style:font-name-asian="Arial Unicode MS" style:font-weight-asian="normal" style:font-name-complex="Arial Unicode MS" style:font-weight-complex="normal"/>
    </style:style>
    <style:style style:name="ce43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44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3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Value" style:data-style-name="N41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41">
      <style:table-cell-properties fo:border-bottom="none" fo:border-left="0.99pt solid #000000" fo:border-right="none" fo:border-top="0.99pt solid #000000"/>
    </style:style>
    <style:style style:name="ce50" style:family="table-cell" style:parent-style-name="Pivot_20_Table_20_Value" style:data-style-name="N41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41"/>
    <style:style style:name="ce55" style:family="table-cell" style:parent-style-name="Pivot_20_Table_20_Value" style:data-style-name="N41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41">
      <style:table-cell-properties fo:border-bottom="0.99pt solid #000000" fo:border-left="none" fo:border-right="none" fo:border-top="none"/>
    </style:style>
    <style:style style:name="ce57" style:family="table-cell" style:parent-style-name="Pivot_20_Table_20_Result" style:data-style-name="N41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egment length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18]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19]" office:value-type="float" office:value="2" calcext:value-type="float">
            <text:p>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 table:formula="of:=[.A22]" office:value-type="float" office:value="3" calcext:value-type="float">
            <text:p>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3]" office:value-type="float" office:value="3" calcext:value-type="float">
            <text:p>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formula="of:=[.A24]" office:value-type="float" office:value="3" calcext:value-type="float">
            <text:p>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formula="of:=[.A25]" office:value-type="float" office:value="3" calcext:value-type="float">
            <text:p>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C28]-[.C27]" office:value-type="time" office:time-value="PT00H00M41S" calcext:value-type="time">
            <text:p>00:00:4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4M46S" calcext:value-type="time">
            <text:p>00:24:46</text:p>
          </table:table-cell>
          <table:table-cell table:style-name="ce6" table:formula="of:=[.C29]-[.C28]" office:value-type="time" office:time-value="PT00H01M19S" calcext:value-type="time">
            <text:p>00:01:19</text:p>
          </table:table-cell>
          <table:table-cell table:number-columns-repeated="53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C30]-[.C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formula="of:=[.A29]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 table:formula="of:=[.C31]-[.C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C34]-[.C33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C35]-[.C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C36]-[.C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37]-[.C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C38]-[.C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C39]-[.C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 table:formula="of:=[.C40]-[.C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formula="of:=[.A39]" office:value-type="float" office:value="4" calcext:value-type="float">
            <text:p>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C43]-[.C42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 table:formula="of:=[.A42]" office:value-type="float" office:value="5" calcext:value-type="float">
            <text:p>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44]-[.C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formula="of:=[.A43]" office:value-type="float" office:value="5" calcext:value-type="float">
            <text:p>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45]-[.C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C46]-[.C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45]" office:value-type="float" office:value="5" calcext:value-type="float">
            <text:p>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C47]-[.C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formula="of:=[.A46]" office:value-type="float" office:value="5" calcext:value-type="float">
            <text:p>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C48]-[.C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 table:formula="of:=[.C49]-[.C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48]" office:value-type="float" office:value="5" calcext:value-type="float">
            <text:p>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C52]-[.C51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 table:formula="of:=[.A51]" office:value-type="float" office:value="6" calcext:value-type="float">
            <text:p>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53]-[.C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formula="of:=[.A52]" office:value-type="float" office:value="6" calcext:value-type="float">
            <text:p>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C54]-[.C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53]" office:value-type="float" office:value="6" calcext:value-type="float">
            <text:p>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55]-[.C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54]" office:value-type="float" office:value="6" calcext:value-type="float">
            <text:p>6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56]-[.C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55]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 table:formula="of:=[.C57]-[.C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 table:formula="of:=[.A56]" office:value-type="float" office:value="6" calcext:value-type="float">
            <text:p>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C60]-[.C59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 table:formula="of:=[.A59]" office:value-type="float" office:value="7" calcext:value-type="float">
            <text:p>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C61]-[.C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formula="of:=[.A60]" office:value-type="float" office:value="7" calcext:value-type="float">
            <text:p>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C62]-[.C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 table:formula="of:=[.A61]" office:value-type="float" office:value="7" calcext:value-type="float">
            <text:p>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C63]-[.C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2]" office:value-type="float" office:value="7" calcext:value-type="float">
            <text:p>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64]-[.C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63]" office:value-type="float" office:value="7" calcext:value-type="float">
            <text:p>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C65]-[.C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64]" office:value-type="float" office:value="7" calcext:value-type="float">
            <text:p>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C66]-[.C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5]" office:value-type="float" office:value="7" calcext:value-type="float">
            <text:p>7</text:p>
          </table:table-cell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67]-[.C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66]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 table:formula="of:=[.C68]-[.C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67]" office:value-type="float" office:value="7" calcext:value-type="float">
            <text:p>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C71]-[.C70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C72]-[.C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C73]-[.C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C74]-[.C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C75]-[.C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C76]-[.C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5]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 table:formula="of:=[.C77]-[.C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76]" office:value-type="float" office:value="8" calcext:value-type="float">
            <text:p>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C80]-[.C7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C81]-[.C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82]-[.C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C83]-[.C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C84]-[.C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85]-[.C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86]-[.C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 table:formula="of:=[.C87]-[.C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formula="of:=[.A86]" office:value-type="float" office:value="9" calcext:value-type="float">
            <text:p>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90]-[.C8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89]" office:value-type="float" office:value="10" calcext:value-type="float">
            <text:p>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C91]-[.C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 table:formula="of:=[.A90]"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C92]-[.C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formula="of:=[.A91]" office:value-type="float" office:value="10" calcext:value-type="float">
            <text:p>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C93]-[.C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92]" office:value-type="float" office:value="10" calcext:value-type="float">
            <text:p>1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C94]-[.C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formula="of:=[.A93]" office:value-type="float" office:value="10" calcext:value-type="float">
            <text:p>1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C95]-[.C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94]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 table:formula="of:=[.C96]-[.C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formula="of:=[.A95]" office:value-type="float" office:value="10" calcext:value-type="float">
            <text:p>1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99]-[.C98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 table:formula="of:=[.A98]" office:value-type="float" office:value="11" calcext:value-type="float">
            <text:p>1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C100]-[.C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99]" office:value-type="float" office:value="11" calcext:value-type="float">
            <text:p>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C101]-[.C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00]" office:value-type="float" office:value="11" calcext:value-type="float">
            <text:p>1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102]-[.C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formula="of:=[.A101]" office:value-type="float" office:value="11" calcext:value-type="float">
            <text:p>1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C103]-[.C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formula="of:=[.A102]"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 table:formula="of:=[.C104]-[.C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03]" office:value-type="float" office:value="11" calcext:value-type="float">
            <text:p>1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C107]-[.C106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 table:formula="of:=[.A106]" office:value-type="float" office:value="12" calcext:value-type="float">
            <text:p>1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C108]-[.C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107]" office:value-type="float" office:value="12" calcext:value-type="float">
            <text:p>1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C109]-[.C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formula="of:=[.A108]" office:value-type="float" office:value="12" calcext:value-type="float">
            <text:p>1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C110]-[.C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formula="of:=[.A109]" office:value-type="float" office:value="12" calcext:value-type="float">
            <text:p>1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C111]-[.C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 table:formula="of:=[.A110]" office:value-type="float" office:value="12" calcext:value-type="float">
            <text:p>1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C112]-[.C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11]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 table:formula="of:=[.C113]-[.C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formula="of:=[.A112]" office:value-type="float" office:value="12" calcext:value-type="float">
            <text:p>1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C116]-[.C115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 table:formula="of:=[.A115]" office:value-type="float" office:value="13" calcext:value-type="float">
            <text:p>1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C117]-[.C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 table:formula="of:=[.A116]" office:value-type="float" office:value="13" calcext:value-type="float">
            <text:p>1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C118]-[.C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formula="of:=[.A117]" office:value-type="float" office:value="13" calcext:value-type="float">
            <text:p>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C119]-[.C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formula="of:=[.A118]" office:value-type="float" office:value="13" calcext:value-type="float">
            <text:p>1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C120]-[.C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formula="of:=[.A119]" office:value-type="float" office:value="13" calcext:value-type="float">
            <text:p>1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C121]-[.C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formula="of:=[.A120]" office:value-type="float" office:value="13" calcext:value-type="float">
            <text:p>1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C122]-[.C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21]" office:value-type="float" office:value="13" calcext:value-type="float">
            <text:p>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C123]-[.C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2]" office:value-type="float" office:value="13" calcext:value-type="float">
            <text:p>13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C124]-[.C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25]-[.C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formula="of:=[.A124]" office:value-type="float" office:value="13" calcext:value-type="float">
            <text:p>1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C128]-[.C127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 table:formula="of:=[.A127]" office:value-type="float" office:value="14" calcext:value-type="float">
            <text:p>1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C129]-[.C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formula="of:=[.A128]" office:value-type="float" office:value="14" calcext:value-type="float">
            <text:p>1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C130]-[.C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formula="of:=[.A129]" office:value-type="float" office:value="14" calcext:value-type="float">
            <text:p>14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C131]-[.C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30]"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C132]-[.C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formula="of:=[.A131]" office:value-type="float" office:value="14" calcext:value-type="float">
            <text:p>1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C133]-[.C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32]" office:value-type="float" office:value="14" calcext:value-type="float">
            <text:p>1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C134]-[.C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133]" office:value-type="float" office:value="14" calcext:value-type="float">
            <text:p>14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C135]-[.C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formula="of:=[.A134]"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C136]-[.C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formula="of:=[.A135]" office:value-type="float" office:value="14" calcext:value-type="float">
            <text:p>1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139]-[.C138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38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C140]-[.C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139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C141]-[.C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formula="of:=[.A140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C142]-[.C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formula="of:=[.A141]"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C143]-[.C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formula="of:=[.A142]" office:value-type="float" office:value="15" calcext:value-type="float">
            <text:p>1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C144]-[.C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143]" office:value-type="float" office:value="15" calcext:value-type="float">
            <text:p>1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C145]-[.C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formula="of:=[.A144]" office:value-type="float" office:value="15" calcext:value-type="float">
            <text:p>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C146]-[.C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45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C147]-[.C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formula="of:=[.A146]" office:value-type="float" office:value="15" calcext:value-type="float">
            <text:p>1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C148]-[.C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 table:formula="of:=[.A147]"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 table:formula="of:=[.C149]-[.C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148]" office:value-type="float" office:value="15" calcext:value-type="float">
            <text:p>1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C152]-[.C151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 table:formula="of:=[.A151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C153]-[.C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formula="of:=[.A152]" office:value-type="float" office:value="16" calcext:value-type="float">
            <text:p>1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C154]-[.C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53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C155]-[.C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formula="of:=[.A154]" office:value-type="float" office:value="16" calcext:value-type="float">
            <text:p>1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C156]-[.C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formula="of:=[.A155]" office:value-type="float" office:value="16" calcext:value-type="float">
            <text:p>1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C157]-[.C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formula="of:=[.A156]"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table:number-columns-repeated="53"/>
        </table:table-row>
        <table:table-row table:style-name="ro1">
          <table:table-cell table:formula="of:=[.A157]" office:value-type="float" office:value="16" calcext:value-type="float">
            <text:p>1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61]-[.C160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C162]-[.C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formula="of:=[.A161]" office:value-type="float" office:value="17" calcext:value-type="float">
            <text:p>1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C163]-[.C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formula="of:=[.A162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164]-[.C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63]" office:value-type="float" office:value="17" calcext:value-type="float">
            <text:p>1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65]-[.C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164]" office:value-type="float" office:value="17" calcext:value-type="float">
            <text:p>1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C166]-[.C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formula="of:=[.A165]"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C167]-[.C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66]" office:value-type="float" office:value="17" calcext:value-type="float">
            <text:p>1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68]-[.C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67]" office:value-type="float" office:value="17" calcext:value-type="float">
            <text:p>1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C169]-[.C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formula="of:=[.A168]" office:value-type="float" office:value="17" calcext:value-type="float">
            <text:p>17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C170]-[.C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formula="of:=[.A169]"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 table:formula="of:=[.C171]-[.C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70]" office:value-type="float" office:value="17" calcext:value-type="float">
            <text:p>1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174]-[.C173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formula="of:=[.A173]" office:value-type="float" office:value="18" calcext:value-type="float">
            <text:p>18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53S" calcext:value-type="time">
            <text:p>00:03:53</text:p>
          </table:table-cell>
          <table:table-cell table:style-name="ce6" table:formula="of:=[.C175]-[.C174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 table:formula="of:=[.A174]"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C176]-[.C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formula="of:=[.A175]" office:value-type="float" office:value="18" calcext:value-type="float">
            <text:p>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C177]-[.C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formula="of:=[.A176]" office:value-type="float" office:value="18" calcext:value-type="float">
            <text:p>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C178]-[.C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formula="of:=[.A177]"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C179]-[.C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78]" office:value-type="float" office:value="18" calcext:value-type="float">
            <text:p>1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C180]-[.C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formula="of:=[.A179]" office:value-type="float" office:value="18" calcext:value-type="float">
            <text:p>1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81]-[.C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80]" office:value-type="float" office:value="18" calcext:value-type="float">
            <text:p>18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C182]-[.C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81]"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 table:formula="of:=[.C183]-[.C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formula="of:=[.A182]" office:value-type="float" office:value="18" calcext:value-type="float">
            <text:p>1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C186]-[.C185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 table:formula="of:=[.A185]"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C187]-[.C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formula="of:=[.A186]" office:value-type="float" office:value="19" calcext:value-type="float">
            <text:p>1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C188]-[.C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formula="of:=[.A187]" office:value-type="float" office:value="19" calcext:value-type="float">
            <text:p>1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89]-[.C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 table:formula="of:=[.A188]"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C190]-[.C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 table:formula="of:=[.A189]"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C191]-[.C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0]" office:value-type="float" office:value="19" calcext:value-type="float">
            <text:p>1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C192]-[.C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91]"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C193]-[.C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2]"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C194]-[.C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formula="of:=[.A193]" office:value-type="float" office:value="19" calcext:value-type="float">
            <text:p>1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C195]-[.C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formula="of:=[.A194]"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 table:formula="of:=[.C196]-[.C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formula="of:=[.A195]" office:value-type="float" office:value="19" calcext:value-type="float">
            <text:p>1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C199]-[.C198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 table:formula="of:=[.A198]"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C200]-[.C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formula="of:=[.A199]" office:value-type="float" office:value="20" calcext:value-type="float">
            <text:p>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201]-[.C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formula="of:=[.A200]" office:value-type="float" office:value="20" calcext:value-type="float">
            <text:p>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C202]-[.C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01]" office:value-type="float" office:value="20" calcext:value-type="float">
            <text:p>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C203]-[.C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202]" office:value-type="float" office:value="20" calcext:value-type="float">
            <text:p>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204]-[.C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203]" office:value-type="float" office:value="20" calcext:value-type="float">
            <text:p>2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C205]-[.C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204]"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 table:formula="of:=[.C206]-[.C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formula="of:=[.A205]" office:value-type="float" office:value="20" calcext:value-type="float">
            <text:p>2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8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6"/>
          <table:table-cell table:number-columns-repeated="55"/>
        </table:table-row>
        <table:table-row table:style-name="ro1" table:number-rows-repeated="2">
          <table:table-cell table:style-name="ce4"/>
          <table:table-cell table:style-name="ce6"/>
          <table:table-cell table:number-columns-repeated="55"/>
        </table:table-row>
        <table:table-row table:style-name="ro1" table:number-rows-repeated="2">
          <table:table-cell/>
          <table:table-cell table:style-name="ce6"/>
          <table:table-cell table:number-columns-repeated="55"/>
        </table:table-row>
        <table:table-row table:style-name="ro1" table:number-rows-repeated="1048350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egment deltas" table:style-name="ta1">
        <table:table-column table:style-name="co18" table:default-cell-style-name="ce13"/>
        <table:table-column table:style-name="co19" table:default-cell-style-name="ce18"/>
        <table:table-column table:style-name="co20" table:default-cell-style-name="ce24"/>
        <table:table-column table:style-name="co21" table:default-cell-style-name="ce3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0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2">
          <table:table-cell table:style-name="ce11" office:value-type="string" calcext:value-type="string">
            <text:p>Segment</text:p>
          </table:table-cell>
          <table:table-cell table:style-name="ce16" office:value-type="string" calcext:value-type="string">
            <text:p>Min - Daily index</text:p>
          </table:table-cell>
          <table:table-cell table:style-name="ce22" office:value-type="string" calcext:value-type="string">
            <text:p>Count - Daily index</text:p>
          </table:table-cell>
          <table:table-cell table:style-name="ce28" office:value-type="string" calcext:value-type="string">
            <text:p>Max - Daily index</text:p>
          </table:table-cell>
        </table:table-row>
        <table:table-row table:style-name="ro2">
          <table:table-cell table:style-name="ce12" office:value-type="string" calcext:value-type="string">
            <text:p>FIRES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BOX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OUT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RIORITY LAN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YC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ON-CORE MODULE CONTINUU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OARD OVERVIE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ON-FUNCTIONAL CONTINUU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DULES CONTINU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ONEYBOX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ARKETING BO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WATBOX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32"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total use of time per segment" table:style-name="ta1">
        <table:table-column table:style-name="co18" table:default-cell-style-name="ce39"/>
        <table:table-column table:style-name="co31" table:default-cell-style-name="ce48"/>
        <table:table-column table:style-name="co32" table:default-cell-style-name="ce54"/>
        <table:table-column table:style-name="co33" table:default-cell-style-name="ce6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7"/>
          <table:table-cell table:style-name="ce46" office:value-type="string" calcext:value-type="string">
            <text:p>Data</text:p>
          </table:table-cell>
          <table:table-cell table:style-name="ce52"/>
          <table:table-cell table:style-name="ce58"/>
        </table:table-row>
        <table:table-row table:style-name="ro1">
          <table:table-cell table:style-name="ce38" office:value-type="string" calcext:value-type="string">
            <text:p>Segment</text:p>
          </table:table-cell>
          <table:table-cell table:style-name="ce47" office:value-type="string" calcext:value-type="string">
            <text:p>Sum - Duration</text:p>
          </table:table-cell>
          <table:table-cell table:style-name="ce53" office:value-type="string" calcext:value-type="string">
            <text:p>Average - Duration</text:p>
          </table:table-cell>
          <table:table-cell table:style-name="ce59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30S" calcext:value-type="time">
            <text:p>01:46:30</text:p>
          </table:table-cell>
          <table:table-cell office:value-type="time" office:time-value="PT00H05M55S" calcext:value-type="time">
            <text:p>00:05: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4M44S" calcext:value-type="time">
            <text:p>00:24:44</text:p>
          </table:table-cell>
          <table:table-cell office:value-type="time" office:time-value="PT00H01M54.153846154S" calcext:value-type="time">
            <text:p>00:01: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2M21S" calcext:value-type="time">
            <text:p>00:22:21</text:p>
          </table:table-cell>
          <table:table-cell office:value-type="time" office:time-value="PT00H01M14.5S" calcext:value-type="time">
            <text:p>00:01: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0" office:value-type="string" calcext:value-type="string">
            <text:p>BOARD OVERVIEW</text:p>
          </table:table-cell>
          <table:table-cell table:style-name="ce49" office:value-type="time" office:time-value="PT00H20M38S" calcext:value-type="time">
            <text:p>00:20:38</text:p>
          </table:table-cell>
          <table:table-cell table:style-name="ce55" office:value-type="time" office:time-value="PT00H06M52.666666667S" calcext:value-type="time">
            <text:p>00:06:53</text:p>
          </table:table-cell>
          <table:table-cell table:style-name="ce6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7M31S" calcext:value-type="time">
            <text:p>00:07: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50" office:value-type="time" office:time-value="PT00H00M13S" calcext:value-type="time">
            <text:p>00:00:13</text:p>
          </table:table-cell>
          <table:table-cell table:style-name="ce56" office:value-type="time" office:time-value="PT00H00M13S" calcext:value-type="time">
            <text:p>00:00:13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2">
          <table:table-cell table:style-name="ce45" office:value-type="string" calcext:value-type="string">
            <text:p>Total Result</text:p>
          </table:table-cell>
          <table:table-cell table:style-name="ce51" office:value-type="time" office:time-value="PT11H33M21S" calcext:value-type="time">
            <text:p>11:33:21</text:p>
          </table:table-cell>
          <table:table-cell table:style-name="ce57" office:value-type="time" office:time-value="PT00H04M44.938356164S" calcext:value-type="time">
            <text:p>00:04:45</text:p>
          </table:table-cell>
          <table:table-cell table:style-name="ce63" office:value-type="float" office:value="146" calcext:value-type="float">
            <text:p>146</text:p>
          </table:table-cell>
        </table:table-row>
        <table:table-row table:style-name="ro2" table:number-rows-repeated="6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Derived metrics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41" office:value-type="string" calcext:value-type="string">
            <text:p>Daily date</text:p>
          </table:table-cell>
          <table:table-cell table:style-name="ce44" office:value-type="string" calcext:value-type="string">
            <text:p>Effective duration</text:p>
          </table:table-cell>
          <table:table-cell table:style-name="ce9" office:value-type="string" calcext:value-type="string">
            <text:p>Segment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6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date" office:date-value="2015-12-09" calcext:value-type="date">
            <text:p>2015-12-09</text:p>
          </table:table-cell>
          <table:table-cell table:style-name="ce6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date" office:date-value="2015-12-10" calcext:value-type="date">
            <text:p>2015-12-10</text:p>
          </table:table-cell>
          <table:table-cell table:style-name="ce6" table:formula="of:=['Segment lengths'.C30]-['Segment lengths'.C22]" office:value-type="time" office:time-value="PT00H27M38S" calcext:value-type="time">
            <text:p>00:27:38</text:p>
          </table:table-cell>
          <table:table-cell table:formula="of:=COUNTA(['Segment lengths'.B22:'Segment lengths'.B29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date" office:date-value="2015-12-11" calcext:value-type="date">
            <text:p>2015-12-11</text:p>
          </table:table-cell>
          <table:table-cell table:style-name="ce6" table:formula="of:=['Segment lengths'.C39]-['Segment lengths'.C33]" office:value-type="time" office:time-value="PT00H32M25S" calcext:value-type="time">
            <text:p>00:32:25</text:p>
          </table:table-cell>
          <table:table-cell table:formula="of:=COUNTA(['Segment lengths'.B33:'Segment lengths'.B38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date" office:date-value="2015-12-14" calcext:value-type="date">
            <text:p>2015-12-14</text:p>
          </table:table-cell>
          <table:table-cell table:style-name="ce6" table:formula="of:=['Segment lengths'.C48]-['Segment lengths'.C42]" office:value-type="time" office:time-value="PT00H27M34S" calcext:value-type="time">
            <text:p>00:27:34</text:p>
          </table:table-cell>
          <table:table-cell table:formula="of:=COUNTA(['Segment lengths'.B42:'Segment lengths'.B4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date" office:date-value="2015-12-15" calcext:value-type="date">
            <text:p>2015-12-15</text:p>
          </table:table-cell>
          <table:table-cell table:style-name="ce6" table:formula="of:=['Segment lengths'.C56]-['Segment lengths'.C51]" office:value-type="time" office:time-value="PT00H15M23S" calcext:value-type="time">
            <text:p>00:15:23</text:p>
          </table:table-cell>
          <table:table-cell table:formula="of:=COUNTA(['Segment lengths'.B51:'Segment lengths'.B55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date" office:date-value="2015-12-16" calcext:value-type="date">
            <text:p>2015-12-16</text:p>
          </table:table-cell>
          <table:table-cell table:style-name="ce6" table:formula="of:=['Segment lengths'.C67]-['Segment lengths'.C59]" office:value-type="time" office:time-value="PT00H26M42S" calcext:value-type="time">
            <text:p>00:26:42</text:p>
          </table:table-cell>
          <table:table-cell table:formula="of:=COUNTA(['Segment lengths'.B59:'Segment lengths'.B66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date" office:date-value="2015-12-17" calcext:value-type="date">
            <text:p>2015-12-17</text:p>
          </table:table-cell>
          <table:table-cell table:style-name="ce6" table:formula="of:=['Segment lengths'.C76]-['Segment lengths'.C70]" office:value-type="time" office:time-value="PT00H19M50S" calcext:value-type="time">
            <text:p>00:19:50</text:p>
          </table:table-cell>
          <table:table-cell table:formula="of:=COUNTA(['Segment lengths'.B70:'Segment lengths'.B75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date" office:date-value="2015-12-18" calcext:value-type="date">
            <text:p>2015-12-18</text:p>
          </table:table-cell>
          <table:table-cell table:style-name="ce6" table:formula="of:=['Segment lengths'.C86]-['Segment lengths'.C79]" office:value-type="time" office:time-value="PT00H17M20S" calcext:value-type="time">
            <text:p>00:17:20</text:p>
          </table:table-cell>
          <table:table-cell table:formula="of:=COUNTA(['Segment lengths'.B79:'Segment lengths'.B85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date" office:date-value="2015-12-21" calcext:value-type="date">
            <text:p>2015-12-21</text:p>
          </table:table-cell>
          <table:table-cell table:style-name="ce6" table:formula="of:=['Segment lengths'.C95]-['Segment lengths'.C89]" office:value-type="time" office:time-value="PT00H30M10S" calcext:value-type="time">
            <text:p>00:30:10</text:p>
          </table:table-cell>
          <table:table-cell table:formula="of:=COUNTA(['Segment lengths'.B89:'Segment lengths'.B94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date" office:date-value="2015-12-22" calcext:value-type="date">
            <text:p>2015-12-22</text:p>
          </table:table-cell>
          <table:table-cell table:style-name="ce6" table:formula="of:=['Segment lengths'.C103]-['Segment lengths'.C98]" office:value-type="time" office:time-value="PT00H11M07S" calcext:value-type="time">
            <text:p>00:11:07</text:p>
          </table:table-cell>
          <table:table-cell table:formula="of:=COUNTA(['Segment lengths'.B98:'Segment lengths'.B102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date" office:date-value="2016-01-07" calcext:value-type="date">
            <text:p>2016-01-07</text:p>
          </table:table-cell>
          <table:table-cell table:style-name="ce6" table:formula="of:=['Segment lengths'.C112]-['Segment lengths'.C106]" office:value-type="time" office:time-value="PT00H32M14S" calcext:value-type="time">
            <text:p>00:32:14</text:p>
          </table:table-cell>
          <table:table-cell table:formula="of:=COUNTA(['Segment lengths'.B106:'Segment lengths'.B111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date" office:date-value="2016-01-08" calcext:value-type="date">
            <text:p>2016-01-08</text:p>
          </table:table-cell>
          <table:table-cell table:style-name="ce6" table:formula="of:=['Segment lengths'.C124]-['Segment lengths'.C115]" office:value-type="time" office:time-value="PT00H45M52S" calcext:value-type="time">
            <text:p>00:45:52</text:p>
          </table:table-cell>
          <table:table-cell table:formula="of:=COUNTA(['Segment lengths'.B115:'Segment lengths'.B123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date" office:date-value="2016-01-11" calcext:value-type="date">
            <text:p>2016-01-11</text:p>
          </table:table-cell>
          <table:table-cell table:style-name="ce6" table:formula="of:=['Segment lengths'.C135]-['Segment lengths'.C127]" office:value-type="time" office:time-value="PT00H35M16S" calcext:value-type="time">
            <text:p>00:35:16</text:p>
          </table:table-cell>
          <table:table-cell table:formula="of:=COUNTA(['Segment lengths'.B127:'Segment lengths'.B134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date" office:date-value="2016-01-12" calcext:value-type="date">
            <text:p>2016-01-12</text:p>
          </table:table-cell>
          <table:table-cell table:style-name="ce6" table:formula="of:=['Segment lengths'.C148]-['Segment lengths'.C138]" office:value-type="time" office:time-value="PT00H51M03S" calcext:value-type="time">
            <text:p>00:51:03</text:p>
          </table:table-cell>
          <table:table-cell table:formula="of:=COUNTA(['Segment lengths'.B138:'Segment lengths'.B147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date" office:date-value="2016-01-13" calcext:value-type="date">
            <text:p>2016-01-13</text:p>
          </table:table-cell>
          <table:table-cell table:style-name="ce6" table:formula="of:=['Segment lengths'.C157]-['Segment lengths'.C151]" office:value-type="time" office:time-value="PT00H59M36S" calcext:value-type="time">
            <text:p>00:59:36</text:p>
          </table:table-cell>
          <table:table-cell table:formula="of:=COUNTA(['Segment lengths'.B151:'Segment lengths'.B156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7" office:value-type="date" office:date-value="2016-01-14" calcext:value-type="date">
            <text:p>2016-01-14</text:p>
          </table:table-cell>
          <table:table-cell table:style-name="ce6" table:formula="of:=['Segment lengths'.C170]-['Segment lengths'.C160]" office:value-type="time" office:time-value="PT00H52M02S" calcext:value-type="time">
            <text:p>00:52:02</text:p>
          </table:table-cell>
          <table:table-cell table:formula="of:=COUNTA(['Segment lengths'.B160:'Segment lengths'.B169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date" office:date-value="2016-01-15" calcext:value-type="date">
            <text:p>2016-01-15</text:p>
          </table:table-cell>
          <table:table-cell table:style-name="ce6" table:formula="of:=['Segment lengths'.C182]-['Segment lengths'.C173]" office:value-type="time" office:time-value="PT00H40M00S" calcext:value-type="time">
            <text:p>00:40:00</text:p>
          </table:table-cell>
          <table:table-cell table:formula="of:=COUNTA(['Segment lengths'.B173:'Segment lengths'.B181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7" office:value-type="date" office:date-value="2016-01-18" calcext:value-type="date">
            <text:p>2016-01-18</text:p>
          </table:table-cell>
          <table:table-cell table:style-name="ce6" table:formula="of:=['Segment lengths'.C195]-['Segment lengths'.C185]" office:value-type="time" office:time-value="PT00H48M25S" calcext:value-type="time">
            <text:p>00:48:25</text:p>
          </table:table-cell>
          <table:table-cell table:formula="of:=COUNTA(['Segment lengths'.B185:'Segment lengths'.B194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date" office:date-value="2016-01-19" calcext:value-type="date">
            <text:p>2016-01-19</text:p>
          </table:table-cell>
          <table:table-cell table:style-name="ce6" table:formula="of:=['Segment lengths'.C205]-['Segment lengths'.C198]" office:value-type="time" office:time-value="PT00H39M24S" calcext:value-type="time">
            <text:p>00:39:24</text:p>
          </table:table-cell>
          <table:table-cell table:formula="of:=COUNTA(['Segment lengths'.B198:'Segment lengths'.B204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>
          <table:table-cell table:style-name="ce42" office:value-type="string" calcext:value-type="string">
            <text:p>Total effective duration</text:p>
          </table:table-cell>
          <table:table-cell table:style-name="ce5"/>
          <table:table-cell table:style-name="ce6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6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10"/>
        </table:table-row>
        <table:table-row table:style-name="ro1">
          <table:table-cell table:style-name="ce41" office:value-type="string" calcext:value-type="string">
            <text:p>Daily date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43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8" table:number-columns-repeated="10"/>
        </table:table-row>
        <table:table-row table:style-name="ro1">
          <table:table-cell table:style-name="ce9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9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2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  <table:data-pilot-table table:name="DataPilot2" table:application-data="" table:target-range-address="'segment deltas'.A1:'segment deltas'.D19" table:buttons="'segment deltas'.A1 'segment deltas'.A4 'segment deltas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10" table:data-field="Daily index"/>
              <table:data-pilot-sort-info table:order="ascending" table:data-field="Daily index" table:sort-mode="data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0" table:function="min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-1" table:function="countnums">
            <table:data-pilot-level/>
          </table:data-pilot-field>
          <table:data-pilot-field table:source-field-name="Daily index" table:orientation="data" table:used-hierarchy="-1" table:function="max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000-00-00T00:00:01.650219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10-17T21:03:42.469124000</dc:date>
    <meta:editing-duration>P16DT21H1M52S</meta:editing-duration>
    <meta:editing-cycles>46</meta:editing-cycles>
    <meta:generator>LibreOffice/4.1.2.3$MacOSX_x86 LibreOffice_project/40b2d7fde7e8d2d7bc5a449dc65df4d08a7dd38</meta:generator>
    <meta:document-statistic meta:table-count="5" meta:cell-count="1609" meta:object-count="0"/>
  </office:meta>
</office:document-meta>
</file>